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Text_20_body">
      <style:text-properties officeooo:rsid="03e07421" officeooo:paragraph-rsid="03f6cf27"/>
    </style:style>
    <style:style style:name="P6" style:family="paragraph" style:parent-style-name="Text_20_body">
      <style:text-properties officeooo:rsid="03e07421" officeooo:paragraph-rsid="0449e230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44c902e"/>
    </style:style>
    <style:style style:name="P9" style:family="paragraph" style:parent-style-name="Standard">
      <style:paragraph-properties fo:text-align="start" style:justify-single-word="false"/>
      <style:text-properties officeooo:paragraph-rsid="044e2160"/>
    </style:style>
    <style:style style:name="P10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« Si maman si » par France Gall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Tous mes amis sont partis <text:line-break/>Mon cœur a déménagé <text:line-break/>Mes vacances c’est toujours Paris <text:line-break/>Mes projets c’est continuer <text:line-break/>Mes amours c’est inventer <text:line-break/><text:line-break/>Si, maman, si <text:line-break/>Si, maman, si <text:line-break/>Maman, si tu voyais ma vie <text:line-break/>Je pleure comme je ris <text:line-break/>Si, maman, si <text:line-break/>Mais mon avenir reste gris <text:line-break/>Et mon cœur aussi <text:line-break/><text:line-break/>Et le temps défile comme un train <text:line-break/>Et moi je suis à la fenêtre </text:p>
            <text:p text:style-name="P7">Je suis si peu habile que demain <text:line-break/>Le bonheur passera peut-être <text:line-break/>Sans que je sache le reconnaître <text:line-break/><text:line-break/>Si, maman, si <text:line-break/>Si, maman, si <text:line-break/>Maman, si tu voyais ma vie <text:line-break/>Je pleure comme je ris <text:line-break/>Si, maman, si <text:line-break/>Mais mon avenir reste gris <text:line-break/>Et mon cœur aussi <text:line-break/><text:line-break/>Mon cœur est confortable, bien au chaud <text:line-break/>Et je laisse passer le vent <text:line-break/>Mes envies s’éteignent, je leur tourne le dos <text:line-break/>Et je m’endors doucement <text:line-break/>Sans chaos ni sentiment</text:p>
          </table:table-cell>
          <table:table-cell table:style-name="Tableau1.A1" office:value-type="string">
            <text:p text:style-name="P8">Si, maman, si <text:line-break/>Si, maman, si <text:line-break/>Maman, si tu voyais ma vie <text:line-break/>Je pleure comme je ris <text:line-break/>Si, maman, si <text:line-break/>Mais mon avenir reste gris <text:line-break/>Et mon cœur aussi <text:line-break/><text:line-break/>Si, maman, si <text:line-break/>Si, maman, si <text:line-break/>Maman, si tu voyais ma vie <text:line-break/>Je pleure comme je ris <text:line-break/>Si, maman, si <text:line-break/>Mais mon avenir reste gris <text:line-break/>Et mon cœur aussi</text:p>
            <text:p text:style-name="P8"/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="none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Si Maman si - France Gall-paroles</text:file-name><text:tab/><text:page-number text:select-page="current">2</text:page-number><text:tab/><text:span text:style-name="MT1">R</text:span><text:span text:style-name="MT1"><text:editing-cycles>10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10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Si Maman si - France Gall-paroles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Si Maman si - France Gall-paroles</text:file-name><text:tab/><text:page-number text:select-page="current">0</text:page-number><text:tab/><text:span text:style-name="MT4">DR</text:span><text:span text:style-name="MT4"><text:editing-cycles>10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2M30S</meta:editing-duration>
    <meta:editing-cycles>10</meta:editing-cycles>
    <meta:generator>LibreOffice/24.2.7.2$Linux_X86_64 LibreOffice_project/420$Build-2</meta:generator>
    <dc:date>2024-12-24T22:10:47.813953816</dc:date>
    <meta:document-statistic meta:table-count="1" meta:image-count="0" meta:object-count="0" meta:page-count="1" meta:paragraph-count="7" meta:word-count="230" meta:character-count="1192" meta:non-whitespace-character-count="923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